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.396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368cm" fo:min-width="2.91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6pt" style:font-size-asian="26pt" style:font-size-complex="26pt"/>
    </style:style>
    <style:style style:name="P3" style:family="paragraph">
      <loext:graphic-properties draw:fill="solid" draw:fill-color="#ffffff"/>
      <style:paragraph-properties fo:text-align="center"/>
      <style:text-properties fo:font-size="26pt" style:text-underline-style="solid" style:text-underline-width="auto" style:text-underline-color="font-color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34cm" svg:height="1.905cm" svg:x="3.159cm" svg:y="5.445cm">
          <text:p text:style-name="P1"><text:span text:style-name="T1">Bàn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1.524cm" svg:x="19.796cm" svg:y="5.572cm">
          <text:p text:style-name="P1"><text:span text:style-name="T1">Hóa đơn 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826cm" svg:height="2.54cm" svg:x="1.254cm" svg:y="1.127cm">
          <text:p text:style-name="P1"><text:span text:style-name="T2">IDB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5.953cm" svg:y1="5.445cm" svg:x2="3.286cm" svg:y2="3.667cm">
          <text:p/>
        </draw:line>
        <draw:custom-shape draw:style-name="gr1" draw:text-style-name="P3" draw:layer="layout" svg:width="4.826cm" svg:height="2.286cm" svg:x="16.24cm" svg:y="1.127cm">
          <text:p text:style-name="P1"><text:span text:style-name="T2">IDB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4.35cm" svg:height="2.54cm" svg:x="3.667cm" svg:y="16.875cm">
          <text:p text:style-name="P1"><text:span text:style-name="T1"/></text:p>
          <text:p text:style-name="P1"><text:span text:style-name="T2">IDMon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191cm" svg:height="1.905cm" svg:x="10.017cm" svg:y="17.256cm">
          <text:p text:style-name="P1"><text:span text:style-name="T1">Tên M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4.445cm" svg:height="1.905cm" svg:x="10.525cm" svg:y="12.811cm">
          <text:p text:style-name="P1"><text:span text:style-name="T1">Món ă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159cm" svg:x="16.621cm" svg:y="17.256cm">
          <text:p text:style-name="P1"><text:span text:style-name="T1">Giá tiề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5.953cm" svg:y1="16.875cm" svg:x2="12.684cm" svg:y2="14.716cm">
          <text:p/>
        </draw:line>
        <draw:line draw:style-name="gr3" draw:text-style-name="P6" draw:layer="layout" svg:x1="12.303cm" svg:y1="17.129cm" svg:x2="12.684cm" svg:y2="14.716cm">
          <text:p/>
        </draw:line>
        <draw:line draw:style-name="gr3" draw:text-style-name="P6" draw:layer="layout" svg:x1="18.78cm" svg:y1="17.256cm" svg:x2="12.684cm" svg:y2="14.716cm">
          <text:p/>
        </draw:line>
        <draw:custom-shape draw:style-name="gr1" draw:text-style-name="P2" draw:layer="layout" svg:width="2.54cm" svg:height="2.54cm" svg:x="12.811cm" svg:y="5.191cm">
          <text:p text:style-name="P1"><text:span text:style-name="T1">Có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6" draw:layer="layout" svg:x1="8.493cm" svg:y1="6.461cm" svg:x2="12.811cm" svg:y2="6.461cm">
          <text:p/>
        </draw:line>
        <draw:line draw:style-name="gr3" draw:text-style-name="P6" draw:layer="layout" svg:x1="15.351cm" svg:y1="6.461cm" svg:x2="19.669cm" svg:y2="6.461cm">
          <text:p/>
        </draw:line>
        <draw:frame draw:style-name="gr4" draw:text-style-name="P7" draw:layer="layout" svg:width="0.896cm" svg:height="1.143cm" svg:x="13.192cm" svg:y="11.414cm">
          <draw:text-box draw:corner-radius="1.023cm">
            <text:p><text:span text:style-name="T3">n</text:span></text:p>
          </draw:text-box>
        </draw:frame>
        <draw:custom-shape draw:style-name="gr1" draw:text-style-name="P2" draw:layer="layout" svg:width="5.969cm" svg:height="2.667cm" svg:x="6.588cm" svg:y="1cm">
          <text:p text:style-name="P1"><text:span text:style-name="T1">Số lượng </text:span></text:p>
          <text:p text:style-name="P1"><text:span text:style-name="T1">chỗ ngồ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9.382cm" svg:y1="3.794cm" svg:x2="5.953cm" svg:y2="5.445cm">
          <text:p/>
        </draw:line>
        <draw:line draw:style-name="gr3" draw:text-style-name="P6" draw:layer="layout" svg:x1="22.463cm" svg:y1="5.572cm" svg:x2="18.653cm" svg:y2="3.413cm">
          <text:p/>
        </draw:line>
        <draw:custom-shape draw:style-name="gr1" draw:text-style-name="P2" draw:layer="layout" svg:width="4.699cm" svg:height="2.032cm" svg:x="21.955cm" svg:y="1.254cm">
          <text:p text:style-name="P1"><text:span text:style-name="T1">Ngày gi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22.463cm" svg:y1="5.572cm" svg:x2="24.368cm" svg:y2="3.286cm">
          <text:p/>
        </draw:line>
        <draw:line draw:style-name="gr2" draw:text-style-name="P4" draw:layer="layout" svg:x1="14.081cm" svg:y1="7.731cm" svg:x2="12.684cm" svg:y2="12.811cm">
          <text:p/>
        </draw:line>
        <draw:frame draw:style-name="gr4" draw:text-style-name="P7" draw:layer="layout" svg:width="0.896cm" svg:height="1.143cm" svg:x="8.62cm" svg:y="5.445cm">
          <draw:text-box draw:corner-radius="0.007cm">
            <text:p><text:span text:style-name="T3">n</text:span></text:p>
          </draw:text-box>
        </draw:frame>
        <draw:frame draw:style-name="gr4" draw:text-style-name="P7" draw:layer="layout" svg:width="0.896cm" svg:height="1.143cm" svg:x="18.773cm" svg:y="5.519cm">
          <draw:text-box draw:corner-radius="1.023cm">
            <text:p><text:span text:style-name="T3">1</text:span></text:p>
          </draw:text-box>
        </draw:frame>
        <draw:custom-shape draw:style-name="gr5" draw:text-style-name="P3" draw:layer="layout" svg:width="4.826cm" svg:height="2.286cm" svg:x="16.748cm" svg:y="8.874cm">
          <text:p text:style-name="P1"><text:span text:style-name="T2">TGTi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21.193cm" svg:y1="7.096cm" svg:x2="19.669cm" svg:y2="8.874cm">
          <text:p/>
        </draw:line>
        <draw:custom-shape draw:style-name="gr5" draw:text-style-name="P3" draw:layer="layout" svg:width="4.826cm" svg:height="2.286cm" svg:x="21.574cm" svg:y="17.383cm">
          <text:p text:style-name="P1"><text:span text:style-name="T2">IDB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2.811cm" svg:y1="14.716cm" svg:x2="23.987cm" svg:y2="17.3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htu </meta:initial-creator>
    <meta:creation-date>2015-12-12T08:12:00</meta:creation-date>
    <dc:date>2015-12-12T10:03:30.734000000</dc:date>
    <meta:editing-duration>PT11M57S</meta:editing-duration>
    <meta:editing-cycles>3</meta:editing-cycles>
    <meta:generator>LibreOffice/5.0.3.2$Windows_x86 LibreOffice_project/e5f16313668ac592c1bfb310f4390624e3dbfb75</meta:generator>
    <meta:document-statistic meta:object-count="28"/>
  </office:meta>
</office:document-meta>
</file>